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94cm" fo:min-width="3.7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3.44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27cm" fo:min-width="3.77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3.44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4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8cm" fo:min-width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87cm" fo:min-width="1.6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3.44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695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3cm" fo:min-width="1.91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916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8cm" fo:min-width="2.123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8cm" fo:min-width="2.12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43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888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888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76cm" fo:min-width="3.559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9cm" fo:min-width="3.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3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gr24" style:family="graphic" style:parent-style-name="standard">
      <style:graphic-properties draw:stroke="none" draw:fill="none" fo:min-height="0.243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43cm" fo:min-width="1.22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1cm" fo:min-width="1.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3.4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1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84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33" style:family="graphic" style:parent-style-name="standard">
      <style:graphic-properties draw:stroke="none" draw:fill="none" fo:min-height="0.484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3cm" fo:min-width="2.066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06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7pt" style:font-size-asian="7pt" style:font-size-complex="7pt"/>
    </style:style>
    <style:style style:name="P3" style:family="paragraph">
      <style:text-properties style:font-name="Times" fo:font-size="7pt" style:font-size-asian="7pt" style:font-size-complex="7pt"/>
    </style:style>
    <style:style style:name="P4" style:family="paragraph">
      <style:text-properties fo:font-size="18pt"/>
    </style:style>
    <style:style style:name="P5" style:family="paragraph">
      <style:text-properties style:font-name="Times" fo:font-size="8pt" style:font-size-asian="8pt" style:font-size-complex="8pt"/>
    </style:style>
    <style:style style:name="T1" style:family="text">
      <style:text-properties style:font-name="Times" fo:font-size="6pt" style:font-name-asian="Times2" style:font-size-asian="6pt" style:font-name-complex="Times2" style:font-size-complex="6pt"/>
    </style:style>
    <style:style style:name="T2" style:family="text">
      <style:text-properties style:font-name="Times" fo:font-size="7pt" style:font-size-asian="7pt" style:font-size-complex="7pt"/>
    </style:style>
    <style:style style:name="T3" style:family="text">
      <style:text-properties style:font-name="Times2" fo:font-size="7pt" style:font-name-asian="Times2" style:font-size-asian="7pt" style:font-name-complex="Times2" style:font-size-complex="7pt"/>
    </style:style>
    <style:style style:name="T4" style:family="text">
      <style:text-properties style:font-name="Times" fo:font-size="7pt" style:font-name-asian="Times2" style:font-size-asian="7pt" style:font-name-complex="Times2" style:font-size-complex="7pt"/>
    </style:style>
    <style:style style:name="T5" style:family="text">
      <style:text-properties style:font-name="Times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line draw:style-name="gr1" draw:text-style-name="P1" draw:layer="layout" svg:x1="0.651cm" svg:y1="5.431cm" svg:x2="0.651cm" svg:y2="1.522cm">
          <text:p/>
        </draw:line>
        <draw:line draw:style-name="gr1" draw:text-style-name="P1" draw:layer="layout" svg:x1="8.176cm" svg:y1="4.572cm" svg:x2="7.387cm" svg:y2="5.08cm">
          <text:p/>
        </draw:line>
        <draw:line draw:style-name="gr1" draw:text-style-name="P1" draw:layer="layout" svg:x1="4.572cm" svg:y1="0.571cm" svg:x2="5.461cm" svg:y2="0.571cm">
          <text:p/>
        </draw:line>
        <draw:line draw:style-name="gr1" draw:text-style-name="P1" draw:layer="layout" svg:x1="3.683cm" svg:y1="0.825cm" svg:x2="3.683cm" svg:y2="1.409cm">
          <text:p/>
        </draw:line>
        <draw:line draw:style-name="gr1" draw:text-style-name="P1" draw:layer="layout" svg:x1="-1.251cm" svg:y1="1.176cm" svg:x2="-4.807cm" svg:y2="0.541cm">
          <text:p/>
        </draw:line>
        <draw:line draw:style-name="gr1" draw:text-style-name="P1" draw:layer="layout" svg:x1="3.175cm" svg:y1="0.762cm" svg:x2="0.635cm" svg:y2="1.524cm">
          <text:p/>
        </draw:line>
        <draw:line draw:style-name="gr1" draw:text-style-name="P1" draw:layer="layout" svg:x1="8.167cm" svg:y1="0.653cm" svg:x2="8.167cm" svg:y2="4.59cm">
          <text:p/>
        </draw:line>
        <draw:g>
          <draw:custom-shape draw:style-name="gr2" draw:text-style-name="P1" draw:layer="layout" svg:width="4.277cm" svg:height="2.044cm" svg:x="0.041cm" svg:y="4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3.941cm" svg:height="0.7cm" svg:x="1.436cm" svg:y="4.646cm">
            <draw:text-box>
              <text:p text:style-name="P1"><text:span text:style-name="T1">«InputData,SC»</text:span></text:p>
              <text:p text:style-name="P1"><text:span text:style-name="T2">Header</text:span></text:p>
            </draw:text-box>
          </draw:frame>
          <draw:custom-shape draw:style-name="gr4" draw:text-style-name="P1" draw:layer="layout" svg:width="4.277cm" svg:height="1.377cm" svg:x="0.041cm" svg:y="5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4.572cm" svg:y1="0.19cm" svg:x2="6.921cm" svg:y2="0.198cm">
          <text:p/>
        </draw:line>
        <draw:line draw:style-name="gr1" draw:text-style-name="P1" draw:layer="layout" svg:x1="6.541cm" svg:y1="3.353cm" svg:x2="6.541cm" svg:y2="5.131cm">
          <text:p/>
        </draw:line>
        <draw:g>
          <draw:custom-shape draw:style-name="gr5" draw:text-style-name="P1" draw:layer="layout" svg:width="1.93cm" svg:height="0.762cm" svg:x="2.69cm" svg:y="0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254cm" svg:height="0.733cm" svg:x="2.728cm" svg:y="-0.021cm">
            <draw:text-box>
              <text:p text:style-name="P1"><text:span text:style-name="T1">«InputData,SC»</text:span></text:p>
              <text:p text:style-name="P1"><text:span text:style-name="T2">Vcdu</text:span></text:p>
            </draw:text-box>
          </draw:frame>
          <draw:custom-shape draw:style-name="gr7" draw:text-style-name="P1" draw:layer="layout" svg:width="1.93cm" svg:height="0.152cm" svg:x="2.69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5.417cm" svg:y1="1.56cm" svg:x2="5.417cm" svg:y2="0.572cm">
          <text:p/>
        </draw:line>
        <draw:line draw:style-name="gr1" draw:text-style-name="P1" draw:layer="layout" svg:x1="5.407cm" svg:y1="1.968cm" svg:x2="5.407cm" svg:y2="2.857cm">
          <text:p/>
        </draw:line>
        <draw:line draw:style-name="gr1" draw:text-style-name="P1" draw:layer="layout" svg:x1="7.055cm" svg:y1="1.971cm" svg:x2="7.058cm" svg:y2="3.238cm">
          <text:p/>
        </draw:line>
        <draw:line draw:style-name="gr1" draw:text-style-name="P1" draw:layer="layout" svg:x1="5.403cm" svg:y1="1.965cm" svg:x2="7.054cm" svg:y2="1.965cm">
          <text:p/>
        </draw:line>
        <draw:line draw:style-name="gr1" draw:text-style-name="P1" draw:layer="layout" svg:x1="12.489cm" svg:y1="2.929cm" svg:x2="12.489cm" svg:y2="3.183cm">
          <text:p/>
        </draw:line>
        <draw:custom-shape draw:style-name="gr8" draw:text-style-name="P1" draw:layer="layout" svg:width="0.254cm" svg:height="0.152cm" svg:x="12.357cm" svg:y="2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193cm" svg:y1="2.462cm" svg:x2="2.193cm" svg:y2="2.97cm">
          <text:p/>
        </draw:line>
        <draw:line draw:style-name="gr1" draw:text-style-name="P1" draw:layer="layout" svg:x1="3.711cm" svg:y1="2.446cm" svg:x2="3.711cm" svg:y2="4.478cm">
          <text:p/>
        </draw:line>
        <draw:line draw:style-name="gr1" draw:text-style-name="P1" draw:layer="layout" svg:x1="3.092cm" svg:y1="2.236cm" svg:x2="3.092cm" svg:y2="2.49cm">
          <text:p/>
        </draw:line>
        <draw:custom-shape draw:style-name="gr8" draw:text-style-name="P1" draw:layer="layout" svg:width="0.254cm" svg:height="0.152cm" svg:x="2.96cm" svg:y="2.2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4.867cm" svg:height="1.938cm" svg:x="-0.168cm" svg:y="5.154cm">
          <draw:text-box>
            <text:p><text:span text:style-name="T3">«SA,</text:span><text:span text:style-name="T4">Identifier</text:span><text:span text:style-name="T3">» versionNumber : Integer</text:span></text:p>
            <text:p><text:span text:style-name="T3">«SA,</text:span><text:span text:style-name="T4">Identifier</text:span><text:span text:style-name="T3">» spaceCraftId : Integer</text:span></text:p>
            <text:p><text:span text:style-name="T3">«SA,</text:span><text:span text:style-name="T4">Identifier</text:span><text:span text:style-name="T3">» virtualChannelId : Integer</text:span></text:p>
            <text:p><text:span text:style-name="T3">«SA,</text:span><text:span text:style-name="T4">Measure</text:span><text:span text:style-name="T3">» vcFrameCount : Integer</text:span></text:p>
            <text:p><text:span text:style-name="T3">«SA,Derived» <text:s/>headerChecksum : Integer</text:span></text:p>
            <text:p><text:span text:style-name="T3"/></text:p>
          </draw:text-box>
        </draw:frame>
        <draw:g>
          <draw:custom-shape draw:style-name="gr10" draw:text-style-name="P1" draw:layer="layout" svg:width="2.195cm" svg:height="0.837cm" svg:x="1.917cm" svg:y="1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2" draw:layer="layout" svg:width="2.403cm" svg:height="0.941cm" svg:x="1.79cm" svg:y="1.253cm">
            <draw:text-box>
              <text:p text:style-name="P1"><text:span text:style-name="T1">«InputData,SC»</text:span></text:p>
              <text:p text:style-name="P1"><text:span text:style-name="T2">PacketZoneHeader</text:span></text:p>
            </draw:text-box>
          </draw:frame>
          <draw:custom-shape draw:style-name="gr12" draw:text-style-name="P1" draw:layer="layout" svg:width="2.195cm" svg:height="0.159cm" svg:x="1.917cm" svg:y="1.7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" draw:layer="layout" svg:width="2.416cm" svg:height="0.913cm" svg:x="1.106cm" svg:y="2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2.416cm" svg:height="0.198cm" svg:x="1.106cm" svg:y="3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2" draw:layer="layout" svg:width="2.794cm" svg:height="0.941cm" svg:x="0.927cm" svg:y="2.517cm">
            <draw:text-box>
              <text:p text:style-name="P1"><text:span text:style-name="T1">«InputData»</text:span></text:p>
              <text:p text:style-name="P1"><text:span text:style-name="T2">IdlePacketZoneHeader</text:span></text:p>
            </draw:text-box>
          </draw:frame>
        </draw:g>
        <draw:g>
          <draw:custom-shape draw:style-name="gr15" draw:text-style-name="P1" draw:layer="layout" svg:width="2.623cm" svg:height="0.918cm" svg:x="4.088cm" svg:y="2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2.623cm" svg:height="0.378cm" svg:x="4.088cm" svg:y="2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475cm" svg:height="0.733cm" svg:x="4.24cm" svg:y="2.046cm">
            <draw:text-box>
              <text:p text:style-name="P1"><text:span text:style-name="T1">«InputData,SC»</text:span></text:p>
              <text:p><text:span text:style-name="T2">IdlePacketZone</text:span></text:p>
            </draw:text-box>
          </draw:frame>
        </draw:g>
        <draw:g>
          <draw:custom-shape draw:style-name="gr5" draw:text-style-name="P1" draw:layer="layout" svg:width="1.93cm" svg:height="0.762cm" svg:x="4.49cm" svg:y="0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254cm" svg:height="0.733cm" svg:x="4.446cm" svg:y="0.784cm">
            <draw:text-box>
              <text:p text:style-name="P1"><text:span text:style-name="T1">«InputData,SC»</text:span></text:p>
              <text:p text:style-name="P1"><text:span text:style-name="T2">PacketZone</text:span></text:p>
            </draw:text-box>
          </draw:frame>
          <draw:custom-shape draw:style-name="gr17" draw:text-style-name="P1" draw:layer="layout" svg:width="1.93cm" svg:height="0.152cm" svg:x="4.49cm" svg:y="1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" draw:text-style-name="P1" draw:layer="layout" svg:width="2.388cm" svg:height="0.762cm" svg:x="5.607cm" svg:y="3.2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2.388cm" svg:height="0.152cm" svg:x="5.607cm" svg:y="3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331cm" svg:height="0.733cm" svg:x="5.668cm" svg:y="3.119cm">
            <draw:text-box>
              <text:p text:style-name="P1"><text:span text:style-name="T1">«InputData,SC»</text:span></text:p>
              <text:p><text:span text:style-name="T2">ActivePacketZone</text:span></text:p>
            </draw:text-box>
          </draw:frame>
        </draw:g>
        <draw:g>
          <draw:g>
            <draw:custom-shape draw:style-name="gr20" draw:text-style-name="P1" draw:layer="layout" svg:width="4.059cm" svg:height="1.726cm" svg:x="4.436cm" svg:y="5.0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" draw:layer="layout" svg:width="4.06cm" svg:height="1.009cm" svg:x="4.435cm" svg:y="5.5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2" draw:text-style-name="P2" draw:layer="layout" svg:width="1.661cm" svg:height="0.714cm" svg:x="5.829cm" svg:y="4.987cm">
              <draw:text-box>
                <text:p text:style-name="P1"><text:span text:style-name="T1">«InputData»</text:span></text:p>
                <text:p text:style-name="P1"><text:span text:style-name="T2">Packet</text:span></text:p>
              </draw:text-box>
            </draw:frame>
          </draw:g>
          <draw:frame draw:style-name="gr23" draw:text-style-name="P3" draw:layer="layout" svg:width="4.71cm" svg:height="1.456cm" svg:x="4.214cm" svg:y="5.449cm">
            <draw:text-box>
              <text:p><text:span text:style-name="T3">«SA,</text:span><text:span text:style-name="T4">Identifier</text:span><text:span text:style-name="T3">» type : Integer</text:span></text:p>
              <text:p><text:span text:style-name="T3">«SA,</text:span><text:span text:style-name="T4">Identifier</text:span><text:span text:style-name="T3">» sequenceCount : Integer</text:span></text:p>
              <text:p><text:span text:style-name="T3">«SA,</text:span><text:span text:style-name="T4">Measure</text:span><text:span text:style-name="T3">» dataLength : Integer</text:span></text:p>
              <text:p><text:span text:style-name="T3">«SA» data: ByteSequence</text:span></text:p>
            </draw:text-box>
          </draw:frame>
        </draw:g>
        <draw:g>
          <draw:custom-shape draw:style-name="gr5" draw:text-style-name="P1" draw:layer="layout" svg:width="1.93cm" svg:height="0.762cm" svg:x="0.09cm" svg:y="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93cm" svg:height="0.152cm" svg:x="0.09cm" svg:y="0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4" draw:layer="layout" svg:width="3.822cm" svg:height="0.493cm" svg:x="3.84cm" svg:y="2.541cm">
          <draw:text-box>
            <text:p><text:span text:style-name="T3">«SA» data: ByteSequence</text:span></text:p>
          </draw:text-box>
        </draw:frame>
        <draw:g>
          <draw:custom-shape draw:style-name="gr25" draw:text-style-name="P1" draw:layer="layout" svg:width="1.72cm" svg:height="1.093cm" svg:x="6.635cm" svg:y="0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" draw:layer="layout" svg:width="1.72cm" svg:height="0.301cm" svg:x="6.635cm" svg:y="0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2" draw:layer="layout" svg:width="2.331cm" svg:height="0.955cm" svg:x="6.496cm" svg:y="-0.099cm">
            <draw:text-box>
              <text:p text:style-name="P1"><text:span text:style-name="T1"/></text:p>
              <text:p><text:span text:style-name="T2">VirtualChannel</text:span></text:p>
            </draw:text-box>
          </draw:frame>
        </draw:g>
        <draw:frame draw:style-name="gr28" draw:text-style-name="P5" draw:layer="layout" svg:width="0.642cm" svg:height="0.526cm" svg:x="7.485cm" svg:y="1.151cm">
          <draw:text-box>
            <text:p><text:span text:style-name="T5">1</text:span></text:p>
          </draw:text-box>
        </draw:frame>
        <draw:frame draw:style-name="gr29" draw:text-style-name="P5" draw:layer="layout" svg:width="0.925cm" svg:height="0.526cm" svg:x="6.912cm" svg:y="4.617cm">
          <draw:text-box>
            <text:p><text:span text:style-name="T5">1..*</text:span></text:p>
          </draw:text-box>
        </draw:frame>
        <draw:frame draw:style-name="gr29" draw:text-style-name="P5" draw:layer="layout" svg:width="0.925cm" svg:height="0.526cm" svg:x="5.833cm" svg:y="4.617cm">
          <draw:text-box>
            <text:p><text:span text:style-name="T5">1..*</text:span></text:p>
          </draw:text-box>
        </draw:frame>
        <draw:frame draw:style-name="gr29" draw:text-style-name="P5" draw:layer="layout" svg:width="0.925cm" svg:height="0.526cm" svg:x="5.829cm" svg:y="3.993cm">
          <draw:text-box>
            <text:p><text:span text:style-name="T5">1..*</text:span></text:p>
          </draw:text-box>
        </draw:frame>
        <draw:frame draw:style-name="gr28" draw:text-style-name="P5" draw:layer="layout" svg:width="0.642cm" svg:height="0.526cm" svg:x="-4.131cm" svg:y="1.197cm">
          <draw:text-box>
            <text:p><text:span text:style-name="T5">1</text:span></text:p>
          </draw:text-box>
        </draw:frame>
        <draw:frame draw:style-name="gr28" draw:text-style-name="P5" draw:layer="layout" svg:width="0.642cm" svg:height="0.526cm" svg:x="-1.671cm" svg:y="1.493cm">
          <draw:text-box>
            <text:p><text:span text:style-name="T5">1</text:span></text:p>
          </draw:text-box>
        </draw:frame>
        <draw:g>
          <draw:custom-shape draw:style-name="gr15" draw:text-style-name="P1" draw:layer="layout" svg:width="2.623cm" svg:height="0.918cm" svg:x="-7.4cm" svg:y="0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2.623cm" svg:height="0.378cm" svg:x="-7.4cm" svg:y="0.6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2" draw:layer="layout" svg:width="2.475cm" svg:height="0.733cm" svg:x="-7.048cm" svg:y="0.105cm">
            <draw:text-box>
              <text:p text:style-name="P1"><text:span text:style-name="T1">«InputData,SC»</text:span></text:p>
              <text:p text:style-name="P1"><text:span text:style-name="T2">Sync</text:span></text:p>
            </draw:text-box>
          </draw:frame>
        </draw:g>
        <draw:frame draw:style-name="gr24" draw:text-style-name="P4" draw:layer="layout" svg:width="3.822cm" svg:height="0.493cm" svg:x="-7.611cm" svg:y="0.596cm">
          <draw:text-box>
            <text:p><text:span text:style-name="T3">«SA» value: BitSequence</text:span></text:p>
          </draw:text-box>
        </draw:frame>
        <draw:frame draw:style-name="gr29" draw:text-style-name="P5" draw:layer="layout" svg:width="0.925cm" svg:height="0.526cm" svg:x="-1.433cm" svg:y="-1.969cm">
          <draw:text-box>
            <text:p><text:span text:style-name="T5">1..*</text:span></text:p>
          </draw:text-box>
        </draw:frame>
        <draw:frame draw:style-name="gr28" draw:text-style-name="P5" draw:layer="layout" svg:width="0.642cm" svg:height="0.526cm" svg:x="8.034cm" svg:y="-0.607cm">
          <draw:text-box>
            <text:p><text:span text:style-name="T5">1</text:span></text:p>
          </draw:text-box>
        </draw:frame>
        <draw:frame draw:style-name="gr30" draw:text-style-name="P5" draw:layer="layout" svg:width="1.349cm" svg:height="0.526cm" svg:x="7.521cm" svg:y="4.635cm">
          <draw:text-box>
            <text:p><text:span text:style-name="T5">packets</text:span></text:p>
          </draw:text-box>
        </draw:frame>
        <draw:frame draw:style-name="gr31" draw:text-style-name="P5" draw:layer="layout" svg:width="0.642cm" svg:height="0.526cm" svg:x="0.163cm" svg:y="4.391cm">
          <draw:text-box>
            <text:p><text:span text:style-name="T5">1</text:span></text:p>
          </draw:text-box>
        </draw:frame>
        <draw:frame draw:style-name="gr32" draw:text-style-name="P5" draw:layer="layout" svg:width="0.642cm" svg:height="0.526cm" svg:x="1.846cm" svg:y="0.126cm">
          <draw:text-box>
            <text:p><text:span text:style-name="T5">1</text:span></text:p>
          </draw:text-box>
        </draw:frame>
        <draw:frame draw:style-name="gr32" draw:text-style-name="P5" draw:layer="layout" svg:width="0.642cm" svg:height="0.526cm" svg:x="4.419cm" svg:y="0.466cm">
          <draw:text-box>
            <text:p><text:span text:style-name="T5">1</text:span></text:p>
          </draw:text-box>
        </draw:frame>
        <draw:frame draw:style-name="gr32" draw:text-style-name="P5" draw:layer="layout" svg:width="0.642cm" svg:height="0.526cm" svg:x="4.979cm" svg:y="0.466cm">
          <draw:text-box>
            <text:p><text:span text:style-name="T5">1</text:span></text:p>
          </draw:text-box>
        </draw:frame>
        <draw:frame draw:style-name="gr28" draw:text-style-name="P5" draw:layer="layout" svg:width="0.642cm" svg:height="0.526cm" svg:x="-2.013cm" svg:y="0.65cm">
          <draw:text-box>
            <text:p><text:span text:style-name="T5">1</text:span></text:p>
          </draw:text-box>
        </draw:frame>
        <draw:frame draw:style-name="gr28" draw:text-style-name="P5" draw:layer="layout" svg:width="0.642cm" svg:height="0.526cm" svg:x="-4.433cm" svg:y="0.16cm">
          <draw:text-box>
            <text:p><text:span text:style-name="T5">1</text:span></text:p>
          </draw:text-box>
        </draw:frame>
        <draw:frame draw:style-name="gr29" draw:text-style-name="P5" draw:layer="layout" svg:width="0.925cm" svg:height="0.526cm" svg:x="1.964cm" svg:y="0.391cm">
          <draw:text-box>
            <text:p><text:span text:style-name="T5">1..*</text:span></text:p>
          </draw:text-box>
        </draw:frame>
        <draw:frame draw:style-name="gr24" draw:text-style-name="P4" draw:layer="layout" svg:width="3.822cm" svg:height="0.493cm" svg:x="6.441cm" svg:y="0.558cm">
          <draw:text-box>
            <text:p><text:span text:style-name="T3">id: Integer</text:span></text:p>
          </draw:text-box>
        </draw:frame>
        <draw:frame draw:style-name="gr33" draw:text-style-name="P2" draw:layer="layout" svg:width="1.823cm" svg:height="0.734cm" svg:x="0.14cm" svg:y="-0.075cm">
          <draw:text-box>
            <text:p text:style-name="P1"><text:span text:style-name="T2">«InputData»</text:span></text:p>
            <text:p text:style-name="P1"><text:span text:style-name="T2">Transmission</text:span></text:p>
          </draw:text-box>
        </draw:frame>
        <draw:g>
          <draw:custom-shape draw:style-name="gr34" draw:text-style-name="P1" draw:layer="layout" svg:width="2.566cm" svg:height="0.913cm" svg:x="1.706cm" svg:y="3.7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" draw:layer="layout" svg:width="2.566cm" svg:height="0.198cm" svg:x="1.706cm" svg:y="4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2" draw:layer="layout" svg:width="3.048cm" svg:height="0.941cm" svg:x="1.48cm" svg:y="3.617cm">
            <draw:text-box>
              <text:p text:style-name="P1"><text:span text:style-name="T1">«InputData»</text:span></text:p>
              <text:p text:style-name="P1"><text:span text:style-name="T2">ActivePacketZoneHeader</text:span></text:p>
            </draw:text-box>
          </draw:frame>
        </draw:g>
        <draw:line draw:style-name="gr1" draw:text-style-name="P1" draw:layer="layout" svg:x1="6.215cm" svg:y1="1.703cm" svg:x2="6.215cm" svg:y2="1.957cm">
          <text:p/>
        </draw:line>
        <draw:custom-shape draw:style-name="gr8" draw:text-style-name="P1" draw:layer="layout" svg:width="0.254cm" svg:height="0.152cm" svg:x="6.083cm" svg:y="1.6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667cm" svg:y1="0.504cm" svg:x2="2.032cm" svg:y2="0.504cm">
          <text:p/>
        </draw:line>
        <draw:line draw:style-name="gr1" draw:text-style-name="P1" draw:layer="layout" svg:x1="3.706cm" svg:y1="2.488cm" svg:x2="2.182cm" svg:y2="2.488cm">
          <text:p/>
        </draw:line>
        <draw:frame draw:style-name="gr32" draw:text-style-name="P5" draw:layer="layout" svg:width="0.642cm" svg:height="0.526cm" svg:x="2.576cm" svg:y="0.772cm">
          <draw:text-box>
            <text:p><text:span text:style-name="T5">1</text:span></text:p>
          </draw:text-box>
        </draw:frame>
        <draw:frame draw:style-name="gr32" draw:text-style-name="P5" draw:layer="layout" svg:width="0.642cm" svg:height="0.526cm" svg:x="3.476cm" svg:y="0.991cm">
          <draw:text-box>
            <text:p><text:span text:style-name="T5">1</text:span></text:p>
          </draw:text-box>
        </draw:frame>
        <draw:frame draw:style-name="gr32" draw:text-style-name="P5" draw:layer="layout" svg:width="0.551cm" svg:height="0.526cm" svg:x="3.259cm" svg:y="0.767cm">
          <draw:text-box>
            <text:p><text:span text:style-name="T5">1</text:span></text:p>
          </draw:text-box>
        </draw:frame>
        <draw:frame draw:style-name="gr32" draw:text-style-name="P5" draw:layer="layout" svg:width="0.642cm" svg:height="0.526cm" svg:x="6.167cm" svg:y="0.098cm">
          <draw:text-box>
            <text:p><text:span text:style-name="T5">1</text:span></text:p>
          </draw:text-box>
        </draw:frame>
        <draw:frame draw:style-name="gr36" draw:text-style-name="P5" draw:layer="layout" svg:width="0.994cm" svg:height="1.076cm" svg:x="4.467cm" svg:y="0.098cm">
          <draw:text-box>
            <text:p><text:span text:style-name="T5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1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6:08.985283000</meta:creation-date>
    <dc:date>2015-05-16T11:35:20.320075000</dc:date>
    <meta:editing-duration>P1DT9H53M59S</meta:editing-duration>
    <meta:editing-cycles>42</meta:editing-cycles>
    <meta:generator>LibreOffice/4.3.0.4$MacOSX_X86_64 LibreOffice_project/62ad5818884a2fc2e5780dd45466868d41009ec0</meta:generator>
    <meta:document-statistic meta:object-count="98"/>
  </office:meta>
</office:document-meta>
</file>